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ffff8b" draw:textarea-horizontal-align="justify" draw:textarea-vertical-align="middle" draw:auto-grow-height="false" fo:min-height="0.791cm" fo:min-width="0.54cm" fo:padding-top="0.134cm" fo:padding-bottom="0.134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e32c1a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419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ffff8b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e32c1a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e32c1a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1" style:family="text">
      <style:text-properties fo:color="#e32c1a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.41cm" svg:height="1.41cm" svg:x="10.057cm" svg:y="14.406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" draw:text-style-name="P2" draw:layer="layout" svg:width="0.149cm" svg:height="0.152cm" svg:x="10.26cm" svg:y="15.4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51cm" svg:height="0.151cm" svg:x="10.798cm" svg:y="14.9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" draw:text-style-name="P4" draw:layer="layout" svg:width="0.301cm" svg:height="0.669cm" draw:transform="rotate (-0.355349035706046) translate (11.26cm 14.771cm)">
            <draw:text-box>
              <text:p text:style-name="P3"><text:span text:style-name="T1">?</text:span></text:p>
            </draw:text-box>
          </draw:frame>
          <draw:frame draw:style-name="gr3" draw:text-style-name="P4" draw:layer="layout" svg:width="0.301cm" svg:height="0.669cm" draw:transform="rotate (-0.614181363776805) translate (10.789cm 14.274cm)">
            <draw:text-box>
              <text:p text:style-name="P3"><text:span text:style-name="T1">?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9T18:16:43.918419237</meta:creation-date>
    <dc:date>2018-05-19T18:16:58.308098827</dc:date>
    <meta:editing-duration>PT14S</meta:editing-duration>
    <meta:editing-cycles>1</meta:editing-cycles>
    <meta:document-statistic meta:object-count="7"/>
    <meta:generator>LibreOffice/6.0.0.3$MacOSX_X86_64 LibreOffice_project/64a0f66915f38c6217de274f0aa8e15618924765</meta:generator>
  </office:meta>
</office:document-meta>
</file>